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3.641cm" fo:min-width="14.6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10.498cm" fo:min-width="7.2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5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8.898cm" fo:min-width="2.0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7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0.898cm" fo:min-width="13.6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2.0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5.4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fill-color="#fbc1f7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698cm" fo:min-width="3.8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2.2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698cm" fo:min-width="2.8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2.0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1.6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6.698cm" fo:min-width="3.6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7f00" draw:marker-start-width="0.279cm" draw:marker-end-width="0.279cm" draw:fill-color="#a5c9f4" draw:textarea-horizontal-align="justify" draw:textarea-vertical-align="middle" draw:auto-grow-height="false" fo:min-height="1.498cm" fo:min-width="5.4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4078bf" draw:marker-start-width="0.279cm" draw:marker-end-width="0.279cm" draw:fill-color="#fbc1f7" draw:textarea-horizontal-align="justify" draw:textarea-vertical-align="middle" draw:auto-grow-height="false" fo:min-height="0.498cm" fo:min-width="2.448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" draw:marker-end-width="0.379cm" draw:fill="none" draw:fill-color="#fbc1f7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7f00" draw:marker-start-width="0.279cm" draw:marker-end-width="0.279cm" draw:fill-color="#f6f4d5" draw:textarea-horizontal-align="justify" draw:textarea-vertical-align="middle" draw:auto-grow-height="false" fo:min-height="2.098cm" fo:min-width="2.648cm" fo:padding-top="0.151cm" fo:padding-bottom="0.151cm" fo:padding-left="0.276cm" fo:padding-right="0.276cm"/>
    </style:style>
    <style:style style:name="gr23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6.176cm" style:use-optimal-column-width="false"/>
    </style:style>
    <style:style style:name="co2" style:family="table-column">
      <style:table-column-properties style:column-width="3.881cm" style:use-optimal-column-width="false"/>
    </style:style>
    <style:style style:name="co3" style:family="table-column">
      <style:table-column-properties style:column-width="6.177cm" style:use-optimal-column-width="false"/>
    </style:style>
    <style:style style:name="co4" style:family="table-column">
      <style:table-column-properties style:column-width="3.882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162cm"/>
    </style:style>
    <style:style style:name="ro3" style:family="table-row">
      <style:table-row-properties style:row-height="1.164cm"/>
    </style:style>
    <style:style style:name="P1" style:family="paragraph">
      <loext:graphic-properties draw:fill-color="#f6f4d5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-color="#a5c9f4"/>
      <style:paragraph-properties fo:text-align="center"/>
    </style:style>
    <style:style style:name="P5" style:family="paragraph">
      <loext:graphic-properties draw:fill="none" draw:fill-color="#ffffff"/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P6" style:family="paragraph">
      <loext:graphic-properties draw:fill-color="#fbc1f7"/>
      <style:paragraph-properties fo:text-align="center"/>
    </style:style>
    <style:style style:name="P7" style:family="paragraph">
      <loext:graphic-properties draw:fill="none" draw:fill-color="#fbc1f7"/>
      <style:paragraph-properties fo:text-align="center"/>
    </style:style>
    <style:style style:name="P8" style:family="paragraph">
      <loext:graphic-properties draw:fill="none" draw:fill-color="#ffffff"/>
      <style:text-properties fo:color="#2b7ed2" fo:font-size="22pt" fo:font-style="italic" fo:background-color="transparent" style:font-size-asian="22pt" style:font-style-asian="italic" style:font-size-complex="22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7f00" fo:font-size="22pt" fo:font-style="italic" fo:background-color="transparent" style:font-size-asian="22pt" style:font-style-asian="italic" style:font-size-complex="22pt" style:font-style-complex="italic"/>
    </style:style>
    <style:style style:name="T3" style:family="text">
      <style:text-properties fo:color="#2b7ed2" fo:font-size="22pt" fo:font-style="italic" fo:background-color="transparent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custom-shape draw:style-name="gr1" draw:text-style-name="P1" draw:layer="layout" svg:width="15.2cm" svg:height="13.943cm" svg:x="8.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0.8cm" svg:x="0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cm" svg:height="0.839cm" svg:x="4.8cm" svg:y="7.6cm">
          <draw:text-box>
            <text:p><text:span text:style-name="T1">INPUT</text:span></text:p>
          </draw:text-box>
        </draw:frame>
        <draw:frame draw:style-name="gr4" draw:text-style-name="P2" draw:layer="layout" svg:width="2.8cm" svg:height="1.057cm" svg:x="4.4cm" svg:y="9.6cm">
          <draw:text-box>
            <text:p><text:span text:style-name="T1">OUTPUT</text:span></text:p>
          </draw:text-box>
        </draw:frame>
        <draw:custom-shape draw:style-name="gr5" draw:text-style-name="P4" draw:layer="layout" svg:width="2.6cm" svg:height="9.2cm" svg:x="1.1cm" svg:y="6.4cm">
          <text:p text:style-name="P3">Triangle</text:p>
          <text:p text:style-name="P3">Detector</text:p>
          <text:p text:style-name="P3">Server 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cm" svg:height="1.657cm" svg:x="1cm" svg:y="5.2cm">
          <draw:text-box>
            <text:p><text:span text:style-name="T2">Localization Node</text:span></text:p>
          </draw:text-box>
        </draw:frame>
        <draw:custom-shape draw:style-name="gr7" draw:text-style-name="P4" draw:layer="layout" svg:width="14.2cm" svg:height="1.2cm" svg:x="9.2cm" svg:y="3.6cm">
          <text:p text:style-name="P3">GUI (uvigui)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.8cm" svg:x="17.8cm" svg:y="6cm">
          <text:p text:style-name="P3">Go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6" draw:layer="layout" svg:width="2.6cm" svg:height="2cm" svg:x="20.8cm" svg:y="10.2cm">
          <text:p text:style-name="P3">Batte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6cm" svg:height="2cm" svg:x="13.8cm" svg:y="10.2cm">
          <text:p text:style-name="P3">navigator</text:p>
          <text:p text:style-name="P3">(uvirobot) 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8.6cm" svg:y1="14.2cm" svg:x2="20cm" svg:y2="14.2cm">
          <text:p/>
        </draw:line>
        <draw:line draw:style-name="gr11" draw:text-style-name="P7" draw:layer="layout" svg:x1="22.2cm" svg:y1="10.2cm" svg:x2="22.2cm" svg:y2="4.8cm">
          <text:p/>
        </draw:line>
        <draw:custom-shape draw:style-name="gr12" draw:text-style-name="P6" draw:layer="layout" svg:width="4.4cm" svg:height="2cm" svg:x="14.4cm" svg:y="13.2cm">
          <text:p text:style-name="P3">Motor Speed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8cm" svg:height="1.8cm" svg:x="14.6cm" svg:y="6cm">
          <text:p text:style-name="P3">Position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4cm" svg:height="2cm" svg:x="20cm" svg:y="13.2cm">
          <text:p text:style-name="P3">messenger</text:p>
          <text:p text:style-name="P3">(uvirobot) 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cm" svg:height="1.657cm" svg:x="0.8cm" svg:y="17.543cm">
          <draw:text-box>
            <text:p><text:span text:style-name="T3">Legend:</text:span></text:p>
          </draw:text-box>
        </draw:frame>
        <draw:line draw:style-name="gr11" draw:text-style-name="P7" draw:layer="layout" svg:x1="18.8cm" svg:y1="4.8cm" svg:x2="18.8cm" svg:y2="6cm">
          <text:p/>
        </draw:line>
        <draw:custom-shape draw:style-name="gr15" draw:text-style-name="P6" draw:layer="layout" svg:width="2.6cm" svg:height="1.8cm" svg:x="11.6cm" svg:y="6cm">
          <text:p text:style-name="P3">Fps 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2cm" svg:height="1.8cm" svg:x="9.2cm" svg:y="6cm">
          <text:p text:style-name="P3">Multi </text:p>
          <text:p text:style-name="P3">image 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2cm" svg:height="7cm" svg:x="9.2cm" svg:y="8.6cm">
          <text:p text:style-name="P3">multicamera</text:p>
          <text:p text:style-name="P3">(uvisensor) 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7.8cm" svg:y1="10.8cm" svg:x2="9.2cm" svg:y2="10.8cm">
          <text:p/>
        </draw:line>
        <draw:line draw:style-name="gr11" draw:text-style-name="P7" draw:layer="layout" svg:x1="7.8cm" svg:y1="12cm" svg:x2="9.2cm" svg:y2="12cm">
          <text:p/>
        </draw:line>
        <draw:line draw:style-name="gr11" draw:text-style-name="P7" draw:layer="layout" svg:x1="7.8cm" svg:y1="13.4cm" svg:x2="9.2cm" svg:y2="13.4cm">
          <text:p/>
        </draw:line>
        <draw:line draw:style-name="gr11" draw:text-style-name="P7" draw:layer="layout" svg:x1="7.8cm" svg:y1="14.8cm" svg:x2="9.2cm" svg:y2="14.8cm">
          <text:p/>
        </draw:line>
        <draw:line draw:style-name="gr11" draw:text-style-name="P7" draw:layer="layout" svg:x1="3.7cm" svg:y1="10.8cm" svg:x2="4.8cm" svg:y2="10.8cm">
          <text:p/>
        </draw:line>
        <draw:line draw:style-name="gr11" draw:text-style-name="P7" draw:layer="layout" svg:x1="3.7cm" svg:y1="12cm" svg:x2="4.8cm" svg:y2="12cm">
          <text:p/>
        </draw:line>
        <draw:line draw:style-name="gr11" draw:text-style-name="P7" draw:layer="layout" svg:x1="3.7cm" svg:y1="13.4cm" svg:x2="4.8cm" svg:y2="13.4cm">
          <text:p/>
        </draw:line>
        <draw:line draw:style-name="gr11" draw:text-style-name="P7" draw:layer="layout" svg:x1="3.7cm" svg:y1="14.8cm" svg:x2="4.8cm" svg:y2="14.8cm">
          <text:p/>
        </draw:line>
        <draw:line draw:style-name="gr11" draw:text-style-name="P7" draw:layer="layout" svg:x1="9.2cm" svg:y1="9cm" svg:x2="7.8cm" svg:y2="9cm">
          <text:p/>
        </draw:line>
        <draw:line draw:style-name="gr11" draw:text-style-name="P7" draw:layer="layout" svg:x1="10.2cm" svg:y1="8.6cm" svg:x2="10.2cm" svg:y2="7.8cm">
          <text:p/>
        </draw:line>
        <draw:custom-shape draw:style-name="gr18" draw:text-style-name="P4" draw:layer="layout" svg:width="6cm" svg:height="1.8cm" svg:x="0.8cm" svg:y="18.6cm">
          <text:p text:style-name="P3">Software module 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4cm" svg:height="1.8cm" svg:x="7.4cm" svg:y="18.6cm">
          <text:p text:style-name="P3">ZMQ Socke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2.4cm" svg:y1="8.6cm" svg:x2="12.4cm" svg:y2="7.8cm">
          <text:p/>
        </draw:line>
        <draw:custom-shape draw:style-name="gr20" draw:text-style-name="P6" draw:layer="layout" svg:width="3cm" svg:height="0.8cm" svg:x="4.8cm" svg:y="8.6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0.4cm">
          <text:p text:style-name="P3">Triang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1.6cm">
          <text:p text:style-name="P3">Bin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3cm">
          <text:p text:style-name="P3">Gray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cm" svg:height="0.8cm" svg:x="4.8cm" svg:y="14.4cm">
          <text:p text:style-name="P3">RGB im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4.8cm" svg:y1="9cm" svg:x2="3.7cm" svg:y2="9cm">
          <text:p/>
        </draw:line>
        <draw:line draw:style-name="gr11" draw:text-style-name="P7" draw:layer="layout" svg:x1="10.2cm" svg:y1="6cm" svg:x2="10.2cm" svg:y2="4.8cm">
          <text:p/>
        </draw:line>
        <draw:line draw:style-name="gr11" draw:text-style-name="P7" draw:layer="layout" svg:x1="16.2cm" svg:y1="7.8cm" svg:x2="16.2cm" svg:y2="10.2cm">
          <text:p/>
        </draw:line>
        <draw:line draw:style-name="gr11" draw:text-style-name="P7" draw:layer="layout" svg:x1="15.2cm" svg:y1="9cm" svg:x2="15.2cm" svg:y2="7.8cm">
          <text:p/>
        </draw:line>
        <draw:line draw:style-name="gr21" draw:text-style-name="P7" draw:layer="layout" svg:x1="15.2cm" svg:y1="9cm" svg:x2="13.4cm" svg:y2="9cm">
          <text:p/>
        </draw:line>
        <draw:line draw:style-name="gr11" draw:text-style-name="P7" draw:layer="layout" svg:x1="12.4cm" svg:y1="6cm" svg:x2="12.4cm" svg:y2="4.8cm">
          <text:p/>
        </draw:line>
        <draw:line draw:style-name="gr11" draw:text-style-name="P7" draw:layer="layout" svg:x1="16.2cm" svg:y1="6cm" svg:x2="16.2cm" svg:y2="4.8cm">
          <text:p/>
        </draw:line>
        <draw:line draw:style-name="gr11" draw:text-style-name="P7" draw:layer="layout" svg:x1="18.8cm" svg:y1="7.8cm" svg:x2="18.8cm" svg:y2="10.2cm">
          <text:p/>
        </draw:line>
        <draw:line draw:style-name="gr11" draw:text-style-name="P7" draw:layer="layout" svg:x1="14cm" svg:y1="7.8cm" svg:x2="14cm" svg:y2="10.2cm">
          <text:p/>
        </draw:line>
        <draw:line draw:style-name="gr11" draw:text-style-name="P7" draw:layer="layout" svg:x1="16.2cm" svg:y1="12.2cm" svg:x2="16.2cm" svg:y2="13.2cm">
          <text:p/>
        </draw:line>
        <draw:frame draw:style-name="gr6" draw:text-style-name="P5" draw:layer="layout" svg:width="7cm" svg:height="1.657cm" svg:x="13.8cm" svg:y="2.2cm">
          <draw:text-box>
            <text:p><text:span text:style-name="T2">Main Controller</text:span></text:p>
          </draw:text-box>
        </draw:frame>
        <draw:line draw:style-name="gr11" draw:text-style-name="P7" draw:layer="layout" svg:x1="22.2cm" svg:y1="13.2cm" svg:x2="22.2cm" svg:y2="12.2cm">
          <text:p/>
        </draw:line>
        <draw:custom-shape draw:style-name="gr22" draw:text-style-name="P1" draw:layer="layout" svg:width="3.2cm" svg:height="2.4cm" svg:x="24.4cm" svg:y="13.2cm">
          <text:p text:style-name="P3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cm" svg:height="1.971cm" svg:x="24.4cm" svg:y="13.372cm">
          <draw:text-box>
            <text:p><text:span text:style-name="T2">UGV </text:span></text:p>
            <text:p><text:span text:style-name="T2">Arduino</text:span></text:p>
          </draw:text-box>
        </draw:frame>
        <draw:line draw:style-name="gr11" draw:text-style-name="P7" draw:layer="layout" svg:x1="23.4cm" svg:y1="14.2cm" svg:x2="24.4cm" svg:y2="14.2cm">
          <text:p/>
        </draw:lin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standard" draw:layer="layout" svg:width="10.056cm" svg:height="13.954cm" svg:x="2.381cm" svg:y="2.1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CAMERA SOCKET PORTS</text:p>
              </table:table-cell>
              <table:covered-table-cell/>
            </table:table-row>
            <table:table-row table:style-name="ro1" table:default-cell-style-name="gray2">
              <table:table-cell>
                <text:p>Triangles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Binary img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Gray img</text:p>
              </table:table-cell>
              <table:table-cell>
                <text:p>34000</text:p>
              </table:table-cell>
            </table:table-row>
            <table:table-row table:style-name="ro1" table:default-cell-style-name="gray1">
              <table:table-cell>
                <text:p>RGB img</text:p>
              </table:table-cell>
              <table:table-cell>
                <text:p>35000</text:p>
              </table:table-cell>
            </table:table-row>
            <table:table-row table:style-name="ro1" table:default-cell-style-name="gray2">
              <table:table-cell>
                <text:p>Camera Config</text:p>
              </table:table-cell>
              <table:table-cell>
                <text:p>36000</text:p>
              </table:table-cell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58cm" svg:height="13.956cm" svg:x="13.858cm" svg:y="2.14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 table:number-columns-spanned="2">
                <text:p>CONTROLLER SOCKET PORTS</text:p>
              </table:table-cell>
              <table:covered-table-cell/>
            </table:table-row>
            <table:table-row table:style-name="ro1" table:default-cell-style-name="gray2">
              <table:table-cell>
                <text:p>Multi img</text:p>
              </table:table-cell>
              <table:table-cell>
                <text:p>32000</text:p>
              </table:table-cell>
            </table:table-row>
            <table:table-row table:style-name="ro1" table:default-cell-style-name="gray1">
              <table:table-cell>
                <text:p>fps</text:p>
              </table:table-cell>
              <table:table-cell>
                <text:p>33000</text:p>
              </table:table-cell>
            </table:table-row>
            <table:table-row table:style-name="ro1" table:default-cell-style-name="gray2">
              <table:table-cell>
                <text:p>position</text:p>
              </table:table-cell>
              <table:table-cell>
                <text:p>35000</text:p>
              </table:table-cell>
            </table:table-row>
            <table:table-row table:style-name="ro1" table:default-cell-style-name="gray1">
              <table:table-cell>
                <text:p>speed</text:p>
              </table:table-cell>
              <table:table-cell>
                <text:p>35010</text:p>
              </table:table-cell>
            </table:table-row>
            <table:table-row table:style-name="ro1" table:default-cell-style-name="gray2">
              <table:table-cell>
                <text:p>goal</text:p>
              </table:table-cell>
              <table:table-cell>
                <text:p>35020</text:p>
              </table:table-cell>
            </table:table-row>
            <table:table-row table:style-name="ro1" table:default-cell-style-name="gray1">
              <table:table-cell>
                <text:p>battery</text:p>
              </table:table-cell>
              <table:table-cell>
                <text:p>35030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3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7:24:25.728000000</meta:creation-date>
    <dc:date>2019-02-21T21:50:31.669000000</dc:date>
    <meta:editing-duration>PT23M52S</meta:editing-duration>
    <meta:editing-cycles>4</meta:editing-cycles>
    <meta:generator>LibreOffice/5.3.4.2$Windows_x86 LibreOffice_project/f82d347ccc0be322489bf7da61d7e4ad13fe2ff3</meta:generator>
    <meta:document-statistic meta:object-count="80"/>
  </office:meta>
</office:document-meta>
</file>